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61efa" officeooo:paragraph-rsid="00061efa"/>
    </style:style>
    <style:style style:name="P2" style:family="paragraph" style:parent-style-name="Standard">
      <style:text-properties fo:font-style="normal" officeooo:rsid="00061efa" officeooo:paragraph-rsid="00061efa" style:font-style-asian="normal" style:font-style-complex="normal"/>
    </style:style>
    <style:style style:name="P3" style:family="paragraph" style:parent-style-name="Standard">
      <style:text-properties fo:font-style="normal" fo:font-weight="bold" officeooo:rsid="0006a099" officeooo:paragraph-rsid="0006a099" style:font-style-asian="normal" style:font-weight-asian="bold" style:font-style-complex="normal" style:font-weight-complex="bold"/>
    </style:style>
    <style:style style:name="P4" style:family="paragraph" style:parent-style-name="Standard">
      <style:text-properties fo:font-style="normal" fo:font-weight="normal" officeooo:rsid="0006a099" officeooo:paragraph-rsid="0006a099" style:font-style-asian="normal" style:font-weight-asian="normal" style:font-style-complex="normal" style:font-weight-complex="normal"/>
    </style:style>
    <style:style style:name="P5" style:family="paragraph" style:parent-style-name="Standard">
      <style:text-properties fo:font-style="italic" fo:font-weight="normal" officeooo:rsid="00074dd2" officeooo:paragraph-rsid="0006a099" style:font-style-asian="italic" style:font-weight-asian="normal" style:font-style-complex="italic" style:font-weight-complex="normal"/>
    </style:style>
    <style:style style:name="P6" style:family="paragraph" style:parent-style-name="Standard">
      <style:text-properties fo:font-style="normal" fo:font-weight="normal" officeooo:rsid="00074dd2" officeooo:paragraph-rsid="00074dd2" style:font-style-asian="normal" style:font-weight-asian="normal" style:font-style-complex="normal" style:font-weight-complex="normal"/>
    </style:style>
    <style:style style:name="P7" style:family="paragraph" style:parent-style-name="Standard">
      <style:text-properties fo:font-style="normal" fo:font-weight="normal" officeooo:rsid="0008bc35" officeooo:paragraph-rsid="0008bc35" style:font-style-asian="normal" style:font-weight-asian="normal" style:font-style-complex="normal" style:font-weight-complex="normal"/>
    </style:style>
    <style:style style:name="P8" style:family="paragraph" style:parent-style-name="Standard">
      <style:text-properties fo:font-style="normal" fo:font-weight="bold" officeooo:rsid="0008bc35" officeooo:paragraph-rsid="0008bc35"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74dd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75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montón de cosas que aparecen en la página original como <text:span text:style-name="T1">Talks, Experience, Featured publications, Skills, Accomplisments, etc. etc.</text:span><text:span text:style-name="T3"> Son </text:span><text:span text:style-name="T1">widgets</text:span><text:span text:style-name="T3">. Yo los tengo casi todos desactivados. Al momento de querer agregar algo al sitio, revisar estos widgets a ver si alguno de ellos me sirve para lo que quiero mostrar.</text:span></text:p>
      <text:p text:style-name="P1"><text:span text:style-name="T3">Hay dos formas de </text:span><text:span text:style-name="T1">activarlos/desactivarlos.</text:span></text:p>
      <text:p text:style-name="P2"><text:span text:style-name="T5">1- Completamente </text:span><text:span text:style-name="T6">(todo el widget)</text:span><text:span text:style-name="T5">:</text:span> en el directorio <text:span text:style-name="T1">misitio/content/english/home/</text:span> hay un archivo .md por cada widget que aparece en la página <text:span text:style-name="T1">Home</text:span> entrando a cada archivo de esos hay una línea de código que dice <text:span text:style-name="T1">active =true (o false)</text:span> …. colocando false/true en esa línea elegimos si aparece o no el widget.</text:p>
      <text:p text:style-name="P2"><text:span text:style-name="T5">2- </text:span><text:span text:style-name="T6">Individualmente (cada entrada que se pueblica en el widget): </text:span>en el directorio <text:span text:style-name="T1">misitio/content/english/</text:span> hay un directorio con contenido para cada uno de los widgets. Dentro de ese directorio hay un nuevo directorio por cada item (post, publicación, charla, etc) en ese directorio hay un archivo index.md que tiene en las primeras líneas una que dice <text:span text:style-name="T1">draft=true/false</text:span>, con se puede desactivar (<text:span text:style-name="T1">draft=true</text:span>) o no (<text:span text:style-name="T2">draft=false</text:span>) el item.</text:p>
      <text:p text:style-name="P2"/>
      <text:p text:style-name="P3">Recent Publications</text:p>
      <text:p text:style-name="P4">Para manejar qué publicaciones aparecen cómo Recent, no es por fecha sino por cantidad. Esta cantidad se maneja desde <text:span text:style-name="T1">/mi_sitio/content/home/publications.md</text:span>, <text:span text:style-name="T4">en ese archivo dice:</text:span></text:p>
      <text:p text:style-name="P4"/>
      <text:p text:style-name="P5"># Number of publications to list.</text:p>
      <text:p text:style-name="P5">count = 2</text:p>
      <text:p text:style-name="P4"/>
      <text:p text:style-name="P6">Cambiando el valor de count se definen cuántas publicaciones aparecen como recent</text:p>
      <text:p text:style-name="P6"/>
      <text:p text:style-name="P6"/>
      <text:p text:style-name="P8">Traducir el Menú:</text:p>
      <text:p text:style-name="P7">Hay que agregar una opción para cada entrada de menu traducida en el archivo config\default\languages.to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Bianchi</meta:initial-creator>
    <meta:creation-date>2019-02-13T07:57:42.932994282</meta:creation-date>
    <dc:date>2019-03-28T17:16:29.791909142</dc:date>
    <dc:creator>Lucas Bianchi</dc:creator>
    <meta:editing-duration>PT14M16S</meta:editing-duration>
    <meta:editing-cycles>4</meta:editing-cycles>
    <meta:generator>LibreOffice/6.1.5.2$Linux_X86_64 LibreOffice_project/10$Build-2</meta:generator>
    <meta:document-statistic meta:table-count="0" meta:image-count="0" meta:object-count="0" meta:page-count="1" meta:paragraph-count="11" meta:word-count="240" meta:character-count="1540" meta:non-whitespace-character-count="1311"/>
  </office:meta>
</office:document-meta>
</file>